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7.19mm"/>
    </style:style>
    <style:style style:name="co2" style:family="table-column">
      <style:table-column-properties fo:break-before="auto" style:column-width="47.54mm"/>
    </style:style>
    <style:style style:name="co3" style:family="table-column">
      <style:table-column-properties fo:break-before="auto" style:column-width="54.5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58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/>
      <style:text-properties fo:color="#000000" style:text-outline="false" style:text-line-through-style="none" style:text-line-through-type="none" style:font-name="Arial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1" style:language-asian="fr" style:country-asian="FR" style:font-style-asian="normal" style:font-weight-asian="bold" style:font-name-complex="Arial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none"/>
      <style:paragraph-properties fo:text-align="center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fr" style:country-asian="FR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a" fo:background-color="#ffffff" style:text-align-source="fix" style:repeat-content="false" fo:border-left="none" fo:border-right="0.51pt solid #00000a" fo:border-top="0.51pt solid #00000a"/>
      <style:paragraph-properties fo:text-align="center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1" style:font-size-asian="12pt" style:language-asian="fr" style:country-asian="FR" style:font-style-asian="normal" style:font-weight-asian="bold" style:font-name-complex="Arial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a" fo:background-color="#ffffff" style:text-align-source="fix" style:repeat-content="false" fo:border-left="none" fo:border-right="0.51pt solid #00000a" fo:border-top="none"/>
      <style:paragraph-properties fo:text-align="center"/>
      <style:text-properties fo:color="#ff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fr" style:country-asian="FR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2pt" fo:font-weight="bold" style:letter-kerning="true" fo:language="fr" fo:country="FR" style:language-asian="fr" style:country-asian="FR" style:font-name-asian="Arial" style:font-name-complex="Arial" style:font-size-asian="12pt" style:font-weight-asian="bold" style:font-weight-complex="bold"/>
    </style:style>
    <style:style style:name="T2" style:family="text">
      <style:text-properties fo:color="#000000" style:font-name="Arial" fo:font-weight="bold" style:letter-kerning="true" fo:language="fr" fo:country="FR" style:language-asian="fr" style:country-asian="FR" style:font-name-asian="Arial" style:font-name-complex="Arial" style:font-weight-asian="bold" style:font-weight-complex="bold" fo:font-size="16pt" style:font-size-asian="16pt"/>
    </style:style>
    <style:style style:name="T3" style:family="text">
      <style:text-properties fo:color="#000000" style:font-name="Arial" fo:font-weight="bold" style:letter-kerning="true" fo:language="fr" fo:country="FR" style:language-asian="fr" style:country-asian="FR" style:font-name-asian="Arial" style:font-name-complex="Arial" style:font-weight-asian="bold" style:font-weight-complex="bold" fo:font-size="12pt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58.19mm" svg:y="1mm">
            <draw:object draw:notify-on-update-of-ranges="Feuille1.H7:Feuille1.H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row table:style-name="ro1">
          <table:table-cell table:style-name="ce2" office:value-type="string" calcext:value-type="string">
            <text:p><text:span text:style-name="T1">Nombre de données </text:span><text:span text:style-name="T2">N</text:span><text:span text:style-name="T3"> à trier</text:span></text:p>
          </table:table-cell>
          <table:table-cell table:style-name="ce4" office:value-type="string" calcext:value-type="string">
            <text:p>Temps de traitement </text:p>
          </table:table-cell>
          <table:table-cell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70603275299072" calcext:value-type="float">
            <text:p>0,170603275299072</text:p>
          </table:table-cell>
          <table:table-cell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594707012176514" calcext:value-type="float">
            <text:p>0,594707012176514</text:p>
          </table:table-cell>
          <table:table-cell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2.18334126472473" calcext:value-type="float">
            <text:p>2,18334126472473</text:p>
          </table:table-cell>
          <table:table-cell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2.96805095672607" calcext:value-type="float">
            <text:p>2,96805095672607</text:p>
          </table:table-cell>
          <table:table-cell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3.68665957450867" calcext:value-type="float">
            <text:p>3,686659574508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4">00/00/0000</text:date>, <text:time style:data-style-name="N2" text:time-value="09:19:34.6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4:58:33.984000000</meta:creation-date>
    <dc:date>2023-04-04T09:35:20.668000000</dc:date>
    <meta:editing-duration>PT7M15S</meta:editing-duration>
    <meta:editing-cycles>3</meta:editing-cycles>
    <meta:generator>LibreOffice/6.2.4.2$Windows_X86_64 LibreOffice_project/2412653d852ce75f65fbfa83fb7e7b669a126d64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-0.21cm" svg:y="0cm" style:legend-expansion="high" chart:style-name="ch2"/>
        <chart:plot-area chart:style-name="ch3" table:cell-range-address="Feuille1.H7:Feuille1.H7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